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ariann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arianne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rianne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d8bee" style:font-size-asian="10pt" style:font-size-complex="10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L1"/>
    <style:style style:name="P13" style:family="paragraph" style:parent-style-name="Preformatted_20_Text">
      <style:text-properties officeooo:paragraph-rsid="001a6335"/>
    </style:style>
    <style:style style:name="P14" style:family="paragraph" style:parent-style-name="Standard">
      <style:paragraph-properties fo:text-align="justify" style:justify-single-word="false"/>
      <style:text-properties style:font-name="Marianne" fo:font-size="10pt" fo:font-weight="bold" officeooo:rsid="000ff22d" officeooo:paragraph-rsid="000ff22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Marianne" fo:font-size="10pt" officeooo:rsid="0026438e" officeooo:paragraph-rsid="0026438e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Marianne" fo:font-size="10pt" officeooo:paragraph-rsid="00126e42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Marianne" fo:font-size="10pt" officeooo:paragraph-rsid="0026438e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arianne" fo:font-size="10pt" officeooo:paragraph-rsid="000ff22d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26e42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Marianne" fo:font-size="10pt" officeooo:rsid="001f3e54" officeooo:paragraph-rsid="001f3e54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Marianne" fo:font-size="10pt" officeooo:paragraph-rsid="001f3e54" style:font-size-asian="10pt" style:font-size-complex="10pt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1f3e54"/>
    </style:style>
    <style:style style:name="P23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f3e54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Marianne" fo:font-size="10pt" officeooo:rsid="00126e42" officeooo:paragraph-rsid="00126e42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Marianne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1189d0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11061f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Marianne" fo:font-size="10pt" officeooo:rsid="001fac6d" officeooo:paragraph-rsid="001fac6d" style:font-size-asian="10pt" style:font-size-complex="10pt"/>
    </style:style>
    <style:style style:name="T1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ariann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Marianne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Marianne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Marianne" fo:font-size="10pt" style:font-size-asian="10pt" style:font-size-complex="10pt"/>
    </style:style>
    <style:style style:name="T6" style:family="text">
      <style:text-properties style:font-name="Marianne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Marianne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Marianne" fo:font-size="10pt" officeooo:rsid="0012174b" style:font-size-asian="10pt" style:font-size-complex="10pt"/>
    </style:style>
    <style:style style:name="T9" style:family="text">
      <style:text-properties style:font-name="Marianne" fo:font-size="10pt" officeooo:rsid="0024ecb1" style:font-size-asian="10pt" style:font-size-complex="10pt"/>
    </style:style>
    <style:style style:name="T10" style:family="text">
      <style:text-properties style:font-name="Marianne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font-name="Marianne" officeooo:rsid="001f3e54"/>
    </style:style>
    <style:style style:name="T13" style:family="text">
      <style:text-properties style:font-name="Mariann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ff22d"/>
    </style:style>
    <style:style style:name="T16" style:family="text">
      <style:text-properties officeooo:rsid="00126e42"/>
    </style:style>
    <style:style style:name="T17" style:family="text">
      <style:text-properties officeooo:rsid="0026438e"/>
    </style:style>
    <style:style style:name="T18" style:family="text">
      <style:text-properties officeooo:rsid="0012cb24"/>
    </style:style>
    <style:style style:name="T19" style:family="text">
      <style:text-properties officeooo:rsid="000ecf87"/>
    </style:style>
    <style:style style:name="T20" style:family="text">
      <style:text-properties officeooo:rsid="0015b0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aire :</text:p>
      <text:p text:style-name="P8"><text:span text:style-name="Source_20_Text"><text:span text:style-name="T10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9">« Recherche scientifique - Votre demande concerne : »</text:p>
      <text:p text:style-name="P9"/>
      <text:p text:style-name="P10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Standard">{#each espèces_impacts as espèces_impact}</text:p>
      <text:p text:style-name="P11">{espèces_impact.activité}</text:p>
      <text:list text:style-name="L1">
        <text:list-item>
          <text:p text:style-name="P12">{#each espèces_impact.espèces as espèce}</text:p>
        </text:list-item>
        <text:list-item>
          <text:p text:style-name="P12">{espèce.nomVernaculaire} ({espèce.nomScientifique})</text:p>
        </text:list-item>
        <text:list-item>
          <text:p text:style-name="P12">{/each}</text:p>
        </text:list-item>
      </text:list>
      <text:p text:style-name="Standard"/>
      <text:p text:style-name="Standard"><text:span text:style-name="Source_20_Text">{/each}</text:span></text:p>
      <text:p text:style-name="P13"><text:span text:style-name="Source_20_Text"/></text:p>
      <text:p text:style-name="P14"><text:span text:style-name="T14"/></text:p>
      <text:p text:style-name="P5">Méthode, période et lieux d’intervention :</text:p>
      <text:p text:style-name="P8"/>
      <text:p text:style-name="P15">{scientifique.description_protocole_suivi}</text:p>
      <text:p text:style-name="P16"/>
      <text:p text:style-name="P15">{#if scientifique.mode_capture}</text:p>
      <text:p text:style-name="P17"><text:span text:style-name="T15">M</text:span><text:span text:style-name="T16">éthode de capture : </text:span><text:span text:style-name="T17">{scientifique.mode_capture}</text:span></text:p>
      <text:p text:style-name="P15">{/if}</text:p>
      <text:p text:style-name="P16"/>
      <text:p text:style-name="P16"><text:span text:style-name="T16">Utilisation de sources lu</text:span><text:span text:style-name="T18">min</text:span><text:span text:style-name="T16">euses : « </text:span>Utilisez-vous des sources lumineuses ? »</text:p>
      <text:p text:style-name="P16"><text:span text:style-name="T16">Modalités d’utilisation de sources lumineuses : « </text:span>Précisez les modalités de l'utilisation des sources lumineuse<text:span text:style-name="T16">s</text:span> »</text:p>
      <text:p text:style-name="P18"/>
      <text:p text:style-name="P19"><text:span text:style-name="T15">M</text:span>odalités de marquage :</text:p>
      <text:p text:style-name="P16"><text:span text:style-name="T16">« </text:span>Précisez les modalités de marquage pour chaque tax<text:span text:style-name="T16">on »</text:span></text:p>
      <text:p text:style-name="P16"/>
      <text:p text:style-name="P19">Modalités de transport :</text:p>
      <text:p text:style-name="P16"><text:span text:style-name="T16">« </text:span>Précisez les modalités de transport et la destination concernant la collecte de matériel biologiqu<text:span text:style-name="T16">e »</text:span></text:p>
      <text:p text:style-name="P18"/>
      <text:p text:style-name="P20">La dérogation est demandée pour la période du « Date de début d’intervention » au « Date de fin d’intervention », pour une durée de « Durée de la dérogation ».</text:p>
      <text:p text:style-name="P21"/>
      <text:p text:style-name="P21"><text:span text:style-name="T19">Le suivi concerne</text:span> le<text:span text:style-name="T20">s localisation</text:span>s suivant<text:span text:style-name="T20">e</text:span>s : </text:p>
      <text:list text:style-name="L2">
        <text:list-item>
          <text:p text:style-name="P22"><text:span text:style-name="Source_20_Text"><text:span text:style-name="T5">{localisation}</text:span></text:span><text:span text:style-name="T5"> </text:span></text:p>
        </text:list-item>
      </text:list>
      <text:p text:style-name="P21"><text:span text:style-name="T16">et plus particilèrement le périmètre suivant : « </text:span>Précisez le périmètre d'intervention »</text:p>
      <text:p text:style-name="P23"/>
      <text:p text:style-name="P24"><text:soft-page-break/><text:span text:style-name="T15">P</text:span>ersonnes amenées à intervenir :</text:p>
      <text:list text:style-name="L3">
        <text:list-item>
          <text:p text:style-name="P25">« Nom prénom, qualification »</text:p>
        </text:list-item>
      </text:list>
      <text:p text:style-name="P18"/>
      <text:p text:style-name="P7">« Apporter des précisions complémentaires sur la possible intervention de stagiaire(s)/vacataire(s)/bénévole(s »</text:p>
      <text:p text:style-name="P18"/>
      <text:p text:style-name="P26">CSRPN :</text:p>
      <text:p text:style-name="P27">En vertu de l’arrêté du 19 février 2007 fixant les conditions de demande et d’instruction des dérogations définiesau 4° de l’article L.411-2 du code de l’environnement portant sur les espèces de faune et de flore sauvagesprotégées, un avis du CSRPN est requis avant la prise de décision préfectorale.</text:p>
      <text:p text:style-name="P28">J’attire votre attention sur le fait qu’au-delà d’un délai de 2 mois à compter de la date de réception du présentcourrier, l’avis du CSRPN sera considéré comme favorable tacite </text:p>
      <text:p text:style-name="P7"/>
      <text:p text:style-name="P7"/>
      <text:p text:style-name="P26">OU </text:p>
      <text:p text:style-name="P29"/>
      <text:p text:style-name="P26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5-12T11:30:46.244873386</dc:date>
    <meta:editing-duration>PT3H58M25S</meta:editing-duration>
    <meta:editing-cycles>26</meta:editing-cycles>
    <meta:generator>LibreOffice/24.8.7.2$Linux_X86_64 LibreOffice_project/f4f281f562fb585d46b0af5755dfe1eb6adc047f</meta:generator>
    <meta:document-statistic meta:table-count="0" meta:image-count="0" meta:object-count="0" meta:page-count="2" meta:paragraph-count="43" meta:word-count="394" meta:character-count="2659" meta:non-whitespace-character-count="2306"/>
  </office:meta>
</office:document-meta>
</file>